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tonio Carrasco Castro 76666529P</text:p>
      <text:p text:style-name="Standard"/>
      <text:p text:style-name="Standard">Practica 2 Estructura de <text:span text:style-name="T1">Computadores</text:span></text:p>
      <text:p text:style-name="Standard"><text:span text:style-name="T1"/></text:p>
      <text:p text:style-name="Standard"><text:span text:style-name="T1">Los archivos fuente de cada ejercicio están en la carpeta SRC</text:span></text:p>
      <text:p text:style-name="Standard"><text:span text:style-name="T1"/></text:p>
      <text:p text:style-name="Standard"><text:span text:style-name="T1">5.1)</text:span></text:p>
      <text:p text:style-name="Standard"><text:span text:style-name="T1">Array<text:tab/><text:tab/><text:tab/><text:tab/><text:tab/><text:tab/><text:tab/><text:tab/>Resultado</text:span></text:p>
      <text:p text:style-name="Standard"><text:span text:style-name="T1">1,1,1,1,1...<text:tab/><text:tab/><text:tab/><text:tab/><text:tab/><text:tab/><text:tab/>32</text:span></text:p>
      <text:p text:style-name="Standard"><text:span text:style-name="T1">2,2,2,2,2...<text:tab/><text:tab/><text:tab/><text:tab/><text:tab/><text:tab/><text:tab/>64</text:span></text:p>
      <text:p text:style-name="Standard"><text:span text:style-name="T1">1,2,3,4,1,2,3,4...<text:tab/><text:tab/><text:tab/><text:tab/><text:tab/><text:tab/>80</text:span></text:p>
      <text:p text:style-name="Standard"><text:span text:style-name="T1">0xffffffff...<text:tab/><text:tab/><text:tab/><text:tab/><text:tab/><text:tab/><text:tab/>0x01 ffffffe0</text:span></text:p>
      <text:p text:style-name="Standard"><text:span text:style-name="T1">0x08000000<text:tab/><text:tab/><text:tab/><text:tab/><text:tab/><text:tab/><text:tab/>0x01 00000000</text:span></text:p>
      <text:p text:style-name="Standard"><text:span text:style-name="T1">0x10000000, 0x200..., 0x400...,0x800...<text:tab/><text:tab/><text:tab/>0x07 80000000</text:span></text:p>
      <text:p text:style-name="Standard"><text:span text:style-name="T1"/></text:p>
      <text:p text:style-name="Standard"><text:span text:style-name="T1">5.2)</text:span></text:p>
      <text:p text:style-name="Standard"><text:span text:style-name="T1">Array<text:tab/><text:tab/><text:tab/><text:tab/><text:tab/><text:tab/><text:tab/><text:tab/>Resultado</text:span></text:p>
      <text:p text:style-name="Standard"><text:span text:style-name="T1">-1,-1,-1,-1...<text:tab/><text:tab/><text:tab/><text:tab/><text:tab/><text:tab/><text:tab/>-32</text:span></text:p>
      <text:p text:style-name="Standard"><text:span text:style-name="T1">1,-2,1,-2...<text:tab/><text:tab/><text:tab/><text:tab/><text:tab/><text:tab/><text:tab/>-16</text:span></text:p>
      <text:p text:style-name="Standard"><text:span text:style-name="T1">1,2,-3,-4,1,2,-3,-4...<text:tab/><text:tab/><text:tab/><text:tab/><text:tab/><text:tab/>-32</text:span></text:p>
      <text:p text:style-name="Standard"><text:span text:style-name="T1">0x7fffffff, 0x7fffffff...<text:tab/><text:tab/><text:tab/><text:tab/><text:tab/><text:tab/>0x0f ffffffe0</text:span></text:p>
      <text:p text:style-name="Standard"><text:span text:style-name="T1">0x80000000, 0x80000000, ...<text:tab/><text:tab/><text:tab/><text:tab/><text:tab/>0xfffffff0 00000000</text:span></text:p>
      <text:p text:style-name="Standard"><text:span text:style-name="T1">0x04000000, 0x04000000, ...<text:tab/><text:tab/><text:tab/><text:tab/><text:tab/>0x00 80000000</text:span></text:p>
      <text:p text:style-name="Standard"><text:span text:style-name="T1">0x08000000, 0x08000000, ...<text:tab/><text:tab/><text:tab/><text:tab/><text:tab/>0x01 000000000xFC000000,0xFC000000,<text:tab/><text:tab/><text:tab/><text:tab/><text:tab/>-2147483648</text:span></text:p>
      <text:p text:style-name="Standard"><text:span text:style-name="T1">0xF8000000,0xF8000000 <text:tab/><text:tab/><text:tab/><text:tab/><text:tab/>-4294967296</text:span></text:p>
      <text:p text:style-name="Standard"><text:span text:style-name="T1">0xF0000000,0xE0000000<text:tab/><text:tab/><text:tab/><text:tab/><text:tab/>-17179869184</text:span></text:p>
      <text:p text:style-name="Standard"><text:span text:style-name="T1">5.3)</text:span></text:p>
      <text:p text:style-name="Standard"><text:span text:style-name="T1">1,2,-3,-4<text:tab/><text:tab/><text:tab/><text:tab/><text:tab/><text:tab/><text:tab/>-1</text:span></text:p>
      <text:p text:style-name="Standard"><text:span text:style-name="T1">0x7FFFFFFF,0x7FFFFFFF<text:tab/><text:tab/><text:tab/><text:tab/><text:tab/> 2147483647</text:span></text:p>
      <text:p text:style-name="Standard"><text:span text:style-name="T1">0xF0000000,0xE0000000<text:tab/><text:tab/><text:tab/><text:tab/><text:tab/>-536870912</text:span></text:p>
      <text:p text:style-name="Standard"><text:span text:style-name="T1">-1,-1,-1,-1<text:tab/><text:tab/><text:tab/><text:tab/><text:tab/><text:tab/><text:tab/>-1</text:span></text:p>
      <text:p text:style-name="Standard"><text:span text:style-name="T1">0,-1,-1,-1<text:tab/><text:tab/><text:tab/><text:tab/><text:tab/><text:tab/><text:tab/>-24</text:span></text:p>
      <text:p text:style-name="Standard"><text:span text:style-name="T1">0,-2,-1,-1<text:tab/><text:tab/><text:tab/><text:tab/><text:tab/><text:tab/><text:tab/>-1<text:tab/><text:tab/><text:tab/><text:tab/><text:tab/></text:span></text:p>
      <text:p text:style-name="Standard"><text:span text:style-name="T1">0x10000000,0x20000000<text:tab/><text:tab/><text:tab/><text:tab/><text:tab/>-67108864</text:span></text:p>
      <text:p text:style-name="Standard"><text:span text:style-name="T1">0xffffffff,0xffffffff<text:tab/><text:tab/><text:tab/><text:tab/><text:tab/><text:tab/>-1</text:span></text:p>
      <text:p text:style-name="Standard"><text:span text:style-name="T1">0x08000000,0x08000000<text:tab/><text:tab/><text:tab/><text:tab/><text:tab/>134217728</text:span></text:p>
      <text:p text:style-name="Standard"><text:span text:style-name="T1">1,1,1,1<text:tab/><text:tab/><text:tab/><text:tab/><text:tab/><text:tab/><text:tab/><text:tab/>1</text:span></text:p>
      <text:p text:style-name="Standard"><text:span text:style-name="T1"/></text:p>
      <text:p text:style-name="Standard"><text:span text:style-name="T1">Par ejecutarlos usar gcc &lt;nombrearchivo.s&gt; -o salida y después ejecutar ,/salida</text:span></text:p>
      <text:p text:style-name="Standard"><text:span text:style-name="T1">Para cada caso se uso la técnica descrita en la practica, tenemos unos casos y solo se ejecuta una dejando comentado los casos a no usaren el momento.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>Diario de trabajo:</text:span></text:p>
      <text:p text:style-name="Standard"><text:span text:style-name="T1"/></text:p>
      <text:p text:style-name="Standard"><text:span text:style-name="T1">El diario de trabajo se comenzó el ultimo día que se terminó la práctica y no se escribió nada. Ciertamente me entere de que había que hacerlo a pocos días de la entrega así que le pongo un resume de lo que hice durante la practica.</text:span></text:p>
      <text:p text:style-name="Standard"><text:span text:style-name="T1"/></text:p>
      <text:p text:style-name="Standard"><text:span text:style-name="T1">La practica empezó <text:s/>con una explicación del profesor sobre ensamblador, donde se dedico gran parte a la explicación sobre compilado ejecución y depuración de ensamblador que es de lo que trata la practica. Cuando me puse con la practica a entregar, me di cuenta que me costaba asimilar los conceptos así que volví a empezar la primera practica guiada y el tutorial de esta practica para comprender los cocidos ejemplo suma, y saludo. Con todo esto le sume a que los escribí los códigos hasta entenderlos bien y busque apuntes por Internet a parte de que hice resúmenes de los apuntes teóricos para tener una mejor base.</text:span></text:p>
      <text:p text:style-name="Standard"><text:span text:style-name="T1"/></text:p>
      <text:p text:style-name="Standard"><text:span text:style-name="T1">Una vez que tenia ya cierta base empece a probar la suma 5.1 no salia nada bien al principio, aunque viendo el ejemplo de suma mas detallado escribiéndolo como puse antes, comprendí mejor el funcionamiento y poco a poco fue saliendo, y lo demás fue poner los ejemplos que se ponen en la practica para probar. </text:span></text:p>
      <text:p text:style-name="Standard"><text:span text:style-name="T1">Para la próxima practica haré un informe de mis avances mas detallado.</text:span></text:p>
      <text:p text:style-name="Standard"><text:span text:style-name="T1"/></text:p>
      <text:p text:style-name="Standard"><text:span text:style-name="T1"></text:span></text:p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io Carrasco Castro</meta:initial-creator>
    <meta:creation-date>2015-11-10T21:38:26</meta:creation-date>
    <dc:date>2015-11-10T23:23:12</dc:date>
    <dc:creator>Antonio Carrasco Castro</dc:creator>
    <meta:editing-duration>PT1H44M50S</meta:editing-duration>
    <meta:editing-cycles>6</meta:editing-cycles>
    <meta:generator>OpenOffice/4.1.1$Unix OpenOffice.org_project/411m6$Build-9775</meta:generator>
    <meta:document-statistic meta:table-count="0" meta:image-count="0" meta:object-count="0" meta:page-count="2" meta:paragraph-count="41" meta:word-count="358" meta:character-count="2529"/>
  </office:meta>
</office:document-meta>
</file>